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1846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1.3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52in" svg:height="2.8945in" svg:x="0.8398in" svg:y="3.1547in">
            <draw:object draw:notify-on-update-of-ranges="Sheet1.B7:Sheet1.B10 Sheet1.G7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5339in" svg:height="2.3661in" svg:x="1.6295in" svg:y="9.3488in">
            <draw:object draw:notify-on-update-of-ranges="Sheet1.G40:Sheet1.G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8" table:default-cell-style-name="ce1"/>
        <table:table-row table:style-name="ro1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609" calcext:value-type="float">
            <text:p>609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78" calcext:value-type="float">
            <text:p>47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Order of difraction</text:p>
          </table:table-cell>
          <table:table-cell table:style-name="ce3" office:value-type="string" calcext:value-type="string">
            <text:p><text:s/>D</text:p>
          </table:table-cell>
          <table:table-cell table:style-name="ce3" office:value-type="string" calcext:value-type="string">
            <text:p>Left (in mm)</text:p>
          </table:table-cell>
          <table:table-cell table:style-name="ce3" office:value-type="string" calcext:value-type="string">
            <text:p>Right (in mm)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in(<text:span text:style-name="T1">θ)</text:span>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4]-[.C3]" office:value-type="float" office:value="-131" calcext:value-type="float">
            <text:p>-1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SUM([.D7:.E7]) / 2" office:value-type="float" office:value="27.5" calcext:value-type="float">
            <text:p>27.5</text:p>
          </table:table-cell>
          <table:table-cell table:formula="of:=[.F7]/ SQRT([.C7]^2 + [.F7]^2)" office:value-type="float" office:value="0.205445681662985" calcext:value-type="float">
            <text:p>0.205445681662985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7]" office:value-type="float" office:value="-131" calcext:value-type="float">
            <text:p>-13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SUM([.D8:.E8]) / 2" office:value-type="float" office:value="58" calcext:value-type="float">
            <text:p>58</text:p>
          </table:table-cell>
          <table:table-cell table:formula="of:=[.F8]/ SQRT([.C8]^2 + [.F8]^2)" office:value-type="float" office:value="0.40484279140067" calcext:value-type="float">
            <text:p>0.40484279140067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7]" office:value-type="float" office:value="-131" calcext:value-type="float">
            <text:p>-13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SUM([.D9:.E9]) / 2" office:value-type="float" office:value="93.5" calcext:value-type="float">
            <text:p>93.5</text:p>
          </table:table-cell>
          <table:table-cell table:formula="of:=[.F9]/ SQRT([.C9]^2 + [.F9]^2)" office:value-type="float" office:value="0.580944283147532" calcext:value-type="float">
            <text:p>0.580944283147532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7:.G9];[.B7:.B9])" office:value-type="float" office:value="0.187749300742274" calcext:value-type="float">
            <text:p>0.187749300742274</text:p>
          </table:table-cell>
          <table:table-cell table:number-columns-repeated="2"/>
          <table:table-cell office:value-type="string" calcext:value-type="string">
            <text:p>lines per mm=</text:p>
          </table:table-cell>
          <table:table-cell office:value-type="float" office:value="300" calcext:value-type="float">
            <text:p>3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7" office:value-type="string" calcext:value-type="string" table:number-columns-spanned="2" table:number-rows-spanned="1">
            <text:p>Lamda =slope/N</text:p>
          </table:table-cell>
          <table:covered-table-cell table:style-name="ce7"/>
          <table:table-cell table:style-name="ce8" table:formula="of:=([.C13])/[.G13]" office:value-type="float" office:value="0.000625831002474245" calcext:value-type="float">
            <text:p>0.000625831002474</text:p>
          </table:table-cell>
          <table:table-cell table:style-name="ce8" table:formula="of:=[.C15] * 10^6" office:value-type="float" office:value="625.831002474245" calcext:value-type="float">
            <text:p>625.831002474245</text:p>
          </table:table-cell>
          <table:table-cell table:style-name="ce8"/>
          <table:table-cell table:number-columns-repeated="59"/>
        </table:table-row>
        <table:table-row table:style-name="ro1" table:number-rows-repeated="20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558" calcext:value-type="float">
            <text:p>558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15" calcext:value-type="float">
            <text:p>41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Order of difraction</text:p>
          </table:table-cell>
          <table:table-cell table:style-name="ce3" office:value-type="string" calcext:value-type="string">
            <text:p><text:s/>D</text:p>
          </table:table-cell>
          <table:table-cell table:style-name="ce3" office:value-type="string" calcext:value-type="string">
            <text:p>Left (in mm)</text:p>
          </table:table-cell>
          <table:table-cell table:style-name="ce3" office:value-type="string" calcext:value-type="string">
            <text:p>Right (in mm)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in(<text:span text:style-name="T1">θ)</text:span>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7]-[.C36]" office:value-type="float" office:value="-143" calcext:value-type="float">
            <text:p>-143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D40:.E40]) / 2" office:value-type="float" office:value="40" calcext:value-type="float">
            <text:p>40</text:p>
          </table:table-cell>
          <table:table-cell table:formula="of:=[.F40]/ SQRT([.C40]^2 + [.F40]^2)" office:value-type="float" office:value="0.269380120342599" calcext:value-type="float">
            <text:p>0.26938012034259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40]" office:value-type="float" office:value="-143" calcext:value-type="float">
            <text:p>-14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SUM([.D41:.E41]) / 2" office:value-type="float" office:value="82" calcext:value-type="float">
            <text:p>82</text:p>
          </table:table-cell>
          <table:table-cell table:formula="of:=[.F41]/ SQRT([.C41]^2 + [.F41]^2)" office:value-type="float" office:value="0.497444986275752" calcext:value-type="float">
            <text:p>0.497444986275752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40]" office:value-type="float" office:value="-143" calcext:value-type="float">
            <text:p>-143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SUM([.D42:.E42]) / 2" office:value-type="float" office:value="130" calcext:value-type="float">
            <text:p>130</text:p>
          </table:table-cell>
          <table:table-cell table:formula="of:=[.F42]/ SQRT([.C42]^2 + [.F42]^2)" office:value-type="float" office:value="0.672672793996312" calcext:value-type="float">
            <text:p>0.672672793996312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41]" office:value-type="float" office:value="-143" calcext:value-type="float">
            <text:p>-143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SUM([.D43:.E43]) / 2" office:value-type="float" office:value="230" calcext:value-type="float">
            <text:p>230</text:p>
          </table:table-cell>
          <table:table-cell table:formula="of:=[.F43]/ SQRT([.C43]^2 + [.F43]^2)" office:value-type="float" office:value="0.849240578267352" calcext:value-type="float">
            <text:p>0.84924057826735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40:.G43];[.B40:.B43])" office:value-type="float" office:value="0.191480918149482" calcext:value-type="float">
            <text:p>0.191480918149482</text:p>
          </table:table-cell>
          <table:table-cell table:number-columns-repeated="2"/>
          <table:table-cell office:value-type="string" calcext:value-type="string">
            <text:p>lines per mm=</text:p>
          </table:table-cell>
          <table:table-cell office:value-type="float" office:value="300" calcext:value-type="float">
            <text:p>3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7" office:value-type="string" calcext:value-type="string" table:number-columns-spanned="2" table:number-rows-spanned="1">
            <text:p>Lamda =slope/N</text:p>
          </table:table-cell>
          <table:covered-table-cell table:style-name="ce7"/>
          <table:table-cell table:style-name="ce8" table:formula="of:=([.C46])/[.G46]" office:value-type="float" office:value="0.00063826972716494" calcext:value-type="float">
            <text:p>0.000638269727165</text:p>
          </table:table-cell>
          <table:table-cell table:style-name="ce8" table:formula="of:=[.C48] * 10^6" office:value-type="float" office:value="638.26972716494" calcext:value-type="float">
            <text:p>638.26972716494</text:p>
          </table:table-cell>
          <table:table-cell table:style-name="ce8"/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59:37.765727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2:34:32.439423464</meta:creation-date>
    <dc:date>2020-02-24T16:12:50.029891026</dc:date>
    <meta:editing-duration>PT1H19M14S</meta:editing-duration>
    <meta:editing-cycles>25</meta:editing-cycles>
    <meta:generator>LibreOffice/6.4.0.3$Linux_X86_64 LibreOffice_project/40$Build-3</meta:generator>
    <meta:document-statistic meta:table-count="1" meta:cell-count="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17cm" svg:height="6.011cm" xlink:href=".." xlink:type="simple" chart:class="chart:scatter" chart:style-name="ch1">
        <chart:legend chart:legend-position="end" svg:x="8.638cm" svg:y="2.732cm" style:legend-expansion="high" chart:style-name="ch2"/>
        <chart:plot-area chart:style-name="ch3" table:cell-range-address="Sheet1.G40:Sheet1.G43" svg:x="0.186cm" svg:y="0.139cm" svg:width="8.62cm" svg:height="5.86cm">
          <chartooo:coordinate-region svg:x="0.913cm" svg:y="0.312cm" svg:width="7.653cm" svg:height="5.0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0:Sheet1.G43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9380120342599">
                <text:p>0.269380120342599</text:p>
                <draw:g>
                  <svg:desc>Sheet1.G40:Sheet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7444986275752">
                <text:p>0.497444986275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672793996312">
                <text:p>0.672672793996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9240578267352">
                <text:p>0.849240578267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87cm" svg:height="7.353cm" xlink:href=".." xlink:type="simple" chart:class="chart:scatter" chart:style-name="ch1">
        <chart:title svg:x="4.952cm" svg:y="0.282cm" chart:style-name="ch2">
          <text:p>Sin(o) Vs order</text:p>
        </chart:title>
        <chart:legend chart:legend-position="end" svg:x="10.208cm" svg:y="3.403cm" style:legend-expansion="high" chart:style-name="ch3"/>
        <chart:plot-area chart:style-name="ch4" table:cell-range-address="Sheet1.B7:Sheet1.B10 Sheet1.G7:Sheet1.G10" svg:x="1.22cm" svg:y="1.156cm" svg:width="8.727cm" svg:height="5.121cm">
          <chartooo:coordinate-region svg:x="1.947cm" svg:y="1.33cm" svg:width="7.76cm" svg:height="4.353cm"/>
          <chart:axis chart:dimension="x" chart:name="primary-x" chart:style-name="ch5">
            <chart:title svg:x="5.116cm" svg:y="6.424cm" chart:style-name="ch6">
              <text:p>Order</text:p>
            </chart:title>
          </chart:axis>
          <chart:axis chart:dimension="y" chart:name="primary-y" chart:style-name="ch5">
            <chart:title svg:x="0.451cm" svg:y="4.236cm" chart:style-name="ch7">
              <text:p>Sin(O)</text:p>
            </chart:title>
            <chart:grid chart:style-name="ch8" chart:class="major"/>
          </chart:axis>
          <chart:series chart:style-name="ch9" chart:values-cell-range-address="Sheet1.G7:Sheet1.G10" chart:class="chart:scatter">
            <chart:domain table:cell-range-address="Sheet1.B7:Sheet1.B1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:Sheet1.B10</svg:desc>
                </draw:g>
              </table:table-cell>
              <table:table-cell office:value-type="float" office:value="0.205445681662985">
                <text:p>0.205445681662985</text:p>
                <draw:g>
                  <svg:desc>Sheet1.G7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0484279140067">
                <text:p>0.4048427914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0944283147532">
                <text:p>0.580944283147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